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itle">
      <style:text-properties fo:font-size="44pt" officeooo:paragraph-rsid="000d8988" style:font-size-asian="44pt" style:font-size-complex="44pt"/>
    </style:style>
    <style:style style:name="P2" style:family="paragraph" style:parent-style-name="Title">
      <style:text-properties fo:font-size="44pt" officeooo:paragraph-rsid="000d8988" fo:background-color="#ff66ff" style:font-size-asian="44pt" style:font-size-complex="44pt"/>
    </style:style>
    <style:style style:name="T1" style:family="text">
      <style:text-properties officeooo:rsid="000d8988"/>
    </style:style>
    <style:style style:name="T2" style:family="text">
      <style:text-properties officeooo:rsid="000d8988" fo:background-color="#ff66ff" loext:char-shading-value="0"/>
    </style:style>
    <style:style style:name="T3" style:family="text">
      <style:text-properties officeooo:rsid="000d8988" fo:background-color="#ff66ff" loext:char-shading-value="0"/>
    </style:style>
    <style:style style:name="T4" style:family="text">
      <style:text-properties officeooo:rsid="000edf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O NOT TOUCH – ÄLÄ KOSKE</text:span></text:p>
      <text:p text:style-name="P1"><text:line-break/><text:span text:style-name="T4">Cost: 1800€<text:line-break/>Breaks easily<text:line-break/>Särkyy helposti</text:span></text:p>
      <text:p text:style-name="P1"><text:span text:style-name="T1"><text:line-break/></text:span><text:span text:style-name="T3">DO NOT TOUCH – ÄLÄ KOSKE</text:spa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0T17:29:36.254829000</meta:creation-date>
    <meta:print-date>2018-10-31T16:55:05.572528000</meta:print-date>
    <dc:date>2018-11-07T15:54:49.329102000</dc:date>
    <meta:editing-duration>P6DT22H53M17S</meta:editing-duration>
    <meta:editing-cycles>1</meta:editing-cycles>
    <meta:document-statistic meta:table-count="0" meta:image-count="0" meta:object-count="0" meta:page-count="1" meta:paragraph-count="3" meta:word-count="16" meta:character-count="91" meta:non-whitespace-character-count="74"/>
    <meta:generator>LibreOffice/5.4.2.2$MacOSX_X86_64 LibreOffice_project/22b09f6418e8c2d508a9eaf86b2399209b0990f4</meta:generator>
  </office:meta>
</office:document-meta>
</file>